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66.89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6.0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calcext:value-type="string">
            <text:p>Personn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_pe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p_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_pe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l_pe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i_perso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ardi</text:p>
          </table:table-cell>
          <table:table-cell table:style-name="ce1"/>
          <table:table-cell table:style-name="ce1" office:value-type="string" calcext:value-type="string">
            <text:p>Cardi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rmure_perso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Lie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Resi_perso</text:p>
          </table:table-cell>
          <table:table-cell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/>
          <table:table-cell table:style-name="ce1" office:value-type="string" calcext:value-type="string">
            <text:p>personnage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Exécute(id_perso ; id_carac)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Spell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texture_nom</text:p>
          </table:table-cell>
          <table:table-cell table:number-columns-repeated="2"/>
          <table:table-cell table:style-name="ce1" office:value-type="string" calcext:value-type="string">
            <text:p>Monstre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lance(id_monstre ; id_carac)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Spell</text:p>
          </table:table-cell>
          <table:table-cell table:style-name="ce1"/>
          <table:table-cell table:number-columns-repeated="1015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personnage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possède (id_Perso ; id_item)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onstre</text:p>
          </table:table-cell>
          <table:table-cell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2" office:value-type="string" calcext:value-type="string">
            <text:p>Id_monstre</text:p>
          </table:table-cell>
          <table:table-cell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libelle_monstre</text:p>
          </table:table-cell>
          <table:table-cell table:number-columns-repeated="2"/>
          <table:table-cell table:style-name="ce1" office:value-type="string" calcext:value-type="string">
            <text:p>Item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est (id_item ; type_item)</text:p>
          </table:table-cell>
          <table:table-cell table:style-name="ce1" office:value-type="string" calcext:value-type="string">
            <text:p>1,n</text:p>
          </table:table-cell>
          <table:table-cell table:style-name="ce1" office:value-type="string" calcext:value-type="string">
            <text:p>TypeItem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texture_nom</text:p>
          </table:table-cell>
          <table:table-cell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coef_vie</text:p>
          </table:table-cell>
          <table:table-cell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coef_mana</text:p>
          </table:table-cell>
          <table:table-cell table:number-columns-repeated="2"/>
          <table:table-cell table:style-name="ce1" office:value-type="string" calcext:value-type="string">
            <text:p>Monstre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lache (id_monstre ; id_item)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coef_degat</text:p>
          </table:table-cell>
          <table:table-cell table:number-columns-repeated="2"/>
          <table:table-cell table:style-name="ce1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coef_armure</text:p>
          </table:table-cell>
          <table:table-cell table:number-columns-repeated="2"/>
          <table:table-cell table:style-name="ce1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0,n</text:p>
          </table:table-cell>
          <table:table-cell table:style-name="ce1" office:value-type="string" calcext:value-type="string">
            <text:p>est équipé (id_perso ; id_item)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Personn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Spell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id_spell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libelle_spell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dégat_sp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t_sp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ure_no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type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elle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i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l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at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ure_no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ypeIt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pe_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elle_nom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5:25:43.292000000</meta:creation-date>
    <dc:date>2016-10-05T16:13:46.978000000</dc:date>
    <meta:editing-duration>PT32M48S</meta:editing-duration>
    <meta:editing-cycles>10</meta:editing-cycles>
    <meta:generator>LibreOffice/5.0.5.2$Windows_x86 LibreOffice_project/55b006a02d247b5f7215fc6ea0fde844b30035b3</meta:generator>
    <meta:document-statistic meta:table-count="1" meta:cell-count="74" meta:object-count="0"/>
  </office:meta>
</office:document-meta>
</file>